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0faa67"/>
    </style:style>
    <style:style style:name="P3" style:family="paragraph" style:parent-style-name="Text_20_body">
      <style:paragraph-properties fo:margin-top="0cm" fo:margin-bottom="0cm" loext:contextual-spacing="false" fo:line-height="138%" style:writing-mode="lr-tb"/>
      <style:text-properties officeooo:paragraph-rsid="000fddee"/>
    </style:style>
    <style:style style:name="P4" style:family="paragraph" style:parent-style-name="Text_20_body">
      <style:paragraph-properties fo:margin-top="0cm" fo:margin-bottom="0cm" loext:contextual-spacing="false" fo:line-height="138%" style:writing-mode="lr-tb"/>
      <style:text-properties officeooo:paragraph-rsid="00134ec9"/>
    </style:style>
    <style:style style:name="P5" style:family="paragraph" style:parent-style-name="Text_20_body">
      <style:paragraph-properties fo:margin-top="0cm" fo:margin-bottom="0cm" loext:contextual-spacing="false" fo:line-height="138%" style:writing-mode="lr-tb"/>
      <style:text-properties style:text-underline-style="none" fo:font-weight="normal" officeooo:rsid="000faa67" officeooo:paragraph-rsid="000faa67" style:font-weight-asian="normal" style:font-weight-complex="normal"/>
    </style:style>
    <style:style style:name="P6" style:family="paragraph" style:parent-style-name="Text_20_body">
      <style:paragraph-properties fo:margin-top="0cm" fo:margin-bottom="0cm" loext:contextual-spacing="false" fo:line-height="138%" style:writing-mode="lr-tb"/>
      <style:text-properties style:text-underline-style="none" fo:font-weight="normal" officeooo:rsid="000faa67" officeooo:paragraph-rsid="000fddee" style:font-weight-asian="normal" style:font-weight-complex="normal"/>
    </style:style>
    <style:style style:name="P7" style:family="paragraph" style:parent-style-name="Text_20_body">
      <style:paragraph-properties fo:margin-top="0cm" fo:margin-bottom="0cm" loext:contextual-spacing="false" fo:line-height="138%" style:writing-mode="lr-tb"/>
      <style:text-properties style:text-underline-style="none" fo:font-weight="normal" officeooo:rsid="000fddee" officeooo:paragraph-rsid="000fddee" style:font-weight-asian="normal" style:font-weight-complex="normal"/>
    </style:style>
    <style:style style:name="P8" style:family="paragraph" style:parent-style-name="Text_20_body" style:list-style-name="L1">
      <style:paragraph-properties fo:margin-top="0cm" fo:margin-bottom="0cm" loext:contextual-spacing="false" fo:line-height="138%" style:writing-mode="lr-tb"/>
      <style:text-properties style:text-underline-style="none" fo:font-weight="normal" officeooo:rsid="000fddee" officeooo:paragraph-rsid="000fddee" style:font-weight-asian="normal" style:font-weight-complex="normal"/>
    </style:style>
    <style:style style:name="P9" style:family="paragraph" style:parent-style-name="Text_20_body">
      <style:paragraph-properties fo:margin-top="0cm" fo:margin-bottom="0cm" loext:contextual-spacing="false" fo:line-height="138%" style:writing-mode="lr-tb"/>
      <style:text-properties style:text-underline-style="none" fo:font-weight="normal" officeooo:rsid="00134ec9" officeooo:paragraph-rsid="00134ec9" style:font-weight-asian="normal" style:font-weight-complex="normal"/>
    </style:style>
    <style:style style:name="P10" style:family="paragraph" style:parent-style-name="Text_20_body">
      <style:paragraph-properties fo:margin-top="0cm" fo:margin-bottom="0cm" loext:contextual-spacing="false" fo:line-height="138%" style:writing-mode="lr-tb"/>
      <style:text-properties style:text-underline-style="none" fo:font-weight="normal" officeooo:rsid="0014a868" officeooo:paragraph-rsid="0014a868" style:font-weight-asian="normal" style:font-weight-complex="normal"/>
    </style:style>
    <style:style style:name="P11" style:family="paragraph" style:parent-style-name="Text_20_body">
      <style:paragraph-properties fo:margin-top="0.423cm" fo:margin-bottom="0.282cm" loext:contextual-spacing="false" fo:line-height="129%" style:writing-mode="lr-tb"/>
    </style:style>
    <style:style style:name="P12"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423cm" fo:margin-bottom="0cm" loext:contextual-spacing="false" fo:line-height="120%"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3" style:family="text">
      <style:text-properties fo:font-variant="normal" fo:text-transform="none" fo:color="#000000" style:font-name="Arial" fo:font-size="11pt" fo:font-style="normal" style:text-underline-style="solid" style:text-underline-width="auto" style:text-underline-color="font-color" fo:font-weight="bold" officeooo:rsid="000faa67" fo:background-color="transparent" loext:char-shading-value="0"/>
    </style:style>
    <style:style style:name="T4" style:family="text">
      <style:text-properties fo:font-variant="normal" fo:text-transform="none" fo:color="#000000" style:font-name="Arial" fo:font-size="11pt" fo:font-style="normal" style:text-underline-style="solid" style:text-underline-width="auto" style:text-underline-color="font-color" fo:font-weight="bold" officeooo:rsid="000fddee" fo:background-color="transparent" loext:char-shading-value="0"/>
    </style:style>
    <style:style style:name="T5" style:family="text">
      <style:text-properties fo:font-variant="normal" fo:text-transform="none" fo:color="#000000" style:font-name="Arial" fo:font-size="11pt" fo:font-style="normal" style:text-underline-style="solid" style:text-underline-width="auto" style:text-underline-color="font-color" fo:font-weight="bold" officeooo:rsid="00134ec9" fo:background-color="transparent" loext:char-shading-value="0"/>
    </style:style>
    <style:style style:name="T6" style:family="text">
      <style:text-properties fo:font-variant="normal" fo:text-transform="none" fo:color="#000000" style:font-name="Arial" fo:font-size="11pt" fo:font-style="normal" fo:background-color="transparent" loext:char-shading-value="0"/>
    </style:style>
    <style:style style:name="T7" style:family="text">
      <style:text-properties fo:font-variant="normal" fo:text-transform="none" fo:color="#000000" style:font-name="Arial" fo:font-size="11pt" fo:font-style="normal" officeooo:rsid="000fddee" fo:background-color="transparent" loext:char-shading-value="0"/>
    </style:style>
    <style:style style:name="T8" style:family="text">
      <style:text-properties fo:font-variant="normal" fo:text-transform="none" fo:color="#000000" style:font-name="Arial" fo:font-size="11pt" fo:font-style="normal" officeooo:rsid="0010d7cc" fo:background-color="transparent" loext:char-shading-value="0"/>
    </style:style>
    <style:style style:name="T9" style:family="text">
      <style:text-properties fo:font-variant="normal" fo:text-transform="none" fo:color="#000000" style:font-name="Arial" fo:font-size="11pt" fo:font-style="normal" officeooo:rsid="00114f2c" fo:background-color="transparent" loext:char-shading-value="0"/>
    </style:style>
    <style:style style:name="T10" style:family="text">
      <style:text-properties fo:font-variant="normal" fo:text-transform="none" fo:color="#000000" style:font-name="Arial" fo:font-size="11pt" fo:font-style="normal" officeooo:rsid="00134ec9" fo:background-color="transparent" loext:char-shading-value="0"/>
    </style:style>
    <style:style style:name="T11" style:family="text">
      <style:text-properties fo:font-variant="normal" fo:text-transform="none" fo:color="#000000" style:font-name="Arial" fo:font-size="11pt" fo:font-style="normal" officeooo:rsid="0014a868"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e276ec6-7fff-e104-2198-409aea165c43"/><text:span text:style-name="T2">Abstract</text:span></text:p>
      <text:p text:style-name="P11"><text:span text:style-name="T1">Road travel is an everyday part of most of the people living in urban areas. It is essential for each such commuter to have a hassle-free journey when they travel by road. Traffic rules are introduced in order to make roads traffic-free and convenient. However, the enforcement of these is not always as good. This implementation proposes a way to enforce traffic rules in a way that violators are actually held liable for breaking traffic rules. This implementation aims to accomplish this using a combination of image processing, machine learning algorithms and optical character recognition. The points of input are video feeds from CCTV cameras mounted on traffic signals, which will be processed and trained to identify and classify vehicles into categories such as two-wheelers, four-wheelers, logistic vehicles and public transport vehicles. The vehicles identified to be breaking traffic rules will be scanned for their number plates, using which the information of the owner will be extracted, and a fine will be generated and charged to the owner. Another application of this project is to gather data and train a model which can identify the density of traffic in a given area, and accordingly modify traffic signal timings to avoid occurrences of traffic jams.</text:span></text:p>
      <text:p text:style-name="P2"><text:span text:style-name="T3">Introduction</text:span></text:p>
      <text:p text:style-name="P5"><text:span text:style-name="T6">The daily life of most people living in suburban and urban settlements today consists of a commute, whether it be to their jobs, educational institutes or any other reason. A smooth travel is an important part of their day, and if it is disrupted, then it likely to result in a bad mood or worse.</text:span></text:p>
      <text:p text:style-name="P5"><text:span text:style-name="T6">Hence, the model aims to ease this part of the citizen’s life by enforcing traffic rules in an automated fashion. </text:span><text:span text:style-name="T7">The usage of machine learning and image processing is done in order to achieve this.</text:span></text:p>
      <text:p text:style-name="P6"><text:span text:style-name="T4">Objectives</text:span></text:p>
      <text:p text:style-name="P7"><text:span text:style-name="T6">The objectives of current implementation are:</text:span></text:p>
      <text:list xml:id="list2433636402" text:style-name="L1">
        <text:list-item>
          <text:p text:style-name="P8"><text:span text:style-name="T6">Detection and categorization of vehicles from a live CCTV video feed</text:span></text:p>
        </text:list-item>
        <text:list-item>
          <text:p text:style-name="P8"><text:span text:style-name="T6">Detection of violation of zebra crossing rule at traffic signals and subsequent fining done using number plate of vehicle</text:span></text:p>
        </text:list-item>
        <text:list-item>
          <text:p text:style-name="P8"><text:span text:style-name="T6">Detection of incidences of lane cutting and appropriate fining to rule violators.</text:span></text:p>
        </text:list-item>
        <text:list-item>
          <text:p text:style-name="P8"><text:span text:style-name="T6">Data analysis done on basis of vehicle density in an area which can be used in order to avoid traffic jams and accumulation of vehicles at certain spots.</text:span></text:p>
        </text:list-item>
      </text:list>
      <text:p text:style-name="P2"><text:span text:style-name="T3"/></text:p>
      <text:p text:style-name="P3"><text:span text:style-name="T4">Literature Review</text:span></text:p>
      <text:p text:style-name="P7"><text:span text:style-name="T6">There has been some work done in this area before from which inspiration was taken whilst developing our model. Vehicle identification using CCTV </text:span><text:span text:style-name="T8">has been implemented many times before as it is the first step in all applications related to traffic interactions. Amongst the various methods with which this has been implemented, the approach with the use of convolutional neural networks fit our vision the best. </text:span><text:span text:style-name="T9">Further implementation has fewer literature to draw inspiration from, however, it was identified that deep belief networks will prove fruitful in identification of characters from number in order to recognize vehic</text:span><text:span text:style-name="T10">l</text:span><text:span text:style-name="T9">e number.</text:span></text:p>
      <text:p text:style-name="P9"><text:span text:style-name="T9">A</text:span><text:span text:style-name="T6">mongst the various available articles available regarding traffic regulation, some of them had a learning component which attempted to predict future traffic jams and which also made efforts to </text:span><text:soft-page-break/><text:span text:style-name="T6">adjust the signal timings according to the predictions it made. This software uses data analysis in order to do the aforementioned things.</text:span></text:p>
      <text:p text:style-name="P4"><text:span text:style-name="T5">Problem Definition</text:span></text:p>
      <text:p text:style-name="P9"><text:span text:style-name="T6">Daily commute of citizens in urban cities of India more often than not face the problem of slow travel due to various incidents such as traffic jams due to several reasons such as lane cutting causing traffic jams in a butterfly effect, vehicles crossing traffic signals irrespective of whether their lane had a green light or not, and other such reasons. The main issue faced while tackling these issues is the </text:span><text:span text:style-name="T11">approriate handling of recorded instances. The culprits may get away with breaking traffic rules without any repercussions.</text:span></text:p>
      <text:p text:style-name="P10"><text:span text:style-name="T11">M</text:span><text:span text:style-name="T6">inimization of such instances so that traffic rules are followed by everyone is the aim of the project.</text:span></text:p>
      <text:p text:style-name="P4"><text:span text:style-name="T5"/></text:p>
      <text:p text:style-name="P4"><text:span text:style-name="T2">Scope</text:span></text:p>
      <text:p text:style-name="P12">The scope of current implementation includes an autonomous system consisting of a vehicle classifier, which can distinguish classes of vehicles into two-wheelers, 4-wheelers, and transport vehicles in real time using CCTV cameras mounted at traffic signals. Enforcement and regulation of traffic rules such as lane cutting, zebra crossing violations can be implemented. The system will recognize those vehicles which are breaking traffic rules using deep learning algorithms. Recognition of traffic rule violation will lead to identification of  vehicle number using Optical Character Recognition (OCR). After the recognition of these violators of traffic rules via their vehicle’s license plate numbers, the system will automatically generate a penalty bill for the violator and email it to their accounts. Finally, the data gathered at various traffic signals can be used to train the system to analyze traffic density at various points in an area in order to prevent traffic jams.</text:p>
      <text:p text:style-name="P12">To summarize, the scope of the project is divided into the following modules:</text:p>
      <text:p text:style-name="P12">Module 1:- Vehicle Identification &amp; Categorization.</text:p>
      <text:p text:style-name="P12">Module 2:- Enforcement of traffic rules.</text:p>
      <text:p text:style-name="P12">Module 3:- Data analytics &amp; training.</text:p>
      <text:p text:style-name="Text_20_body"><text:line-break/></text:p>
      <text:p text:style-name="P13">Technology Stack</text:p>
      <text:p text:style-name="Text_20_body"/>
      <text:p text:style-name="P12">The technology stack used for this project can be explained by the module for which it is being used as follows:</text:p>
      <text:p text:style-name="P12">Module 1:- Vehicle Identification &amp; Categorization:-</text:p>
      <text:p text:style-name="P12">Implementation will be done using Convolutional Neural Networks and OpenCV, an Image Processing Library.</text:p>
      <text:p text:style-name="P12"><text:soft-page-break/>Module 2:- Enforcement of traffic rules:-</text:p>
      <text:p text:style-name="P12">1. Deep Belief Networks used in conjunction with the ‘You Only Look Once(YOLO)’ and some other approaches.</text:p>
      <text:p text:style-name="P12">2. Backend implementation for fining violators.</text:p>
      <text:p text:style-name="P12">Module 3:- Data analytics &amp; training:-</text:p>
      <text:p text:style-name="P12">Tensorflow and Cloud based framework for Python</text:p>
      <text:p text:style-name="Text_20_body"/>
      <text:p text:style-name="P13">Benefits for Environment</text:p>
      <text:p text:style-name="Text_20_body"/>
      <text:p text:style-name="P12">Smoke emission done by vehicles greatly harms the environment and makes up for 94.5% of the carbon footprint in the years 2003–2004 and has increased since then. With this system, it is possible to reduce occurence of traffic jams by punishing those who cause them, and by extension reduce the time individual vehicles spend on roads.</text:p>
      <text:p text:style-name="Text_20_body"/>
      <text:p text:style-name="P13">Benefits for Society</text:p>
      <text:p text:style-name="Text_20_body"/>
      <text:p text:style-name="P12">Incidents of traffic violation are often mixed with those of road rage and traffic situations. A simple lane cutting incident can slow down an entire lane and subsequently, the entire commute. Reducing these incidents is one of the main goals of the project. This will hold liable only those people who have done the traffic violation, and not the bystanders who have nothing to do with it. Additionally, this can reduce occurrences of traffic jams which will save people a lot of time.</text:p>
      <text:p text:style-name="Text_20_body"><text:line-break/><text:line-break/><text:line-break/></text:p>
      <text:p text:style-name="P13">Applications</text:p>
      <text:p text:style-name="Text_20_body"/>
      <text:p text:style-name="P12">Classifying vehicles according to their type is a basic step in most projects which involve vehicular traffic. Achieving high accuracy in this is very important, and in doing so it can also be used for other projects based on it, such as centralized traffic regulation in an area.</text:p>
      <text:p text:style-name="P12">In India, some aspects of this project are being implemented in a partial way. That is, vehicle recognition for traffic violators may be done in an automated fashion, but the action to be taken is done manually and so is prone to human error, such as inability to actually charge a few vehicles. However, this project aims to remove such vulnerabilities in the system.</text:p>
      <text:p text:style-name="P12"><text:soft-page-break/>Some classes of vehicles have restricted allowance in terms of transport, such as huge carrier vehicles which are only allowed to commute in the night as they are slow and bulky and extremely prone to cause traffic jams if allowed to travel during the day. In case this does happen, the system can catch those vehicles and penalize them accordingly.</text:p>
      <text:p text:style-name="P12">On rare occurrences such as criminal activity, training of the model can be done to keep track of a singular ‘suspect’ vehicle. While this is not in the immediate scope, it may be developed at a later stage.</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5:02:58.354426378</meta:creation-date>
    <dc:date>2019-08-30T16:06:08.749928675</dc:date>
    <meta:editing-duration>PT10M49S</meta:editing-duration>
    <meta:editing-cycles>1</meta:editing-cycles>
    <meta:document-statistic meta:table-count="0" meta:image-count="0" meta:object-count="0" meta:page-count="4" meta:paragraph-count="44" meta:word-count="1257" meta:character-count="7754" meta:non-whitespace-character-count="6535"/>
    <meta:generator>LibreOffice/6.0.7.3$Linux_X86_64 LibreOffice_project/00m0$Build-3</meta:generator>
  </office:meta>
</office:document-meta>
</file>